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fill-color="#ffffff" draw:auto-grow-height="true" fo:min-height="3.178cm"/>
    </style:style>
    <style:style style:name="pr9" style:family="presentation" style:parent-style-name="Default-outline1">
      <style:graphic-properties draw:fill-color="#ffffff" draw:auto-grow-height="true" fo:min-height="14.267cm"/>
    </style:style>
    <style:style style:name="pr10" style:family="presentation" style:parent-style-name="Default-notes">
      <style:graphic-properties draw:fill-color="#ffffff" draw:auto-grow-height="true" fo:min-height="12.573cm"/>
    </style:style>
    <style:style style:name="pr11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eb613d"/>
    </style:style>
    <style:style style:name="T4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3333"/>
    </style:style>
    <style:style style:name="T6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7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8" style:family="text">
      <style:text-properties fo:color="#ffcc99"/>
    </style:style>
    <style:style style:name="T9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ffcc99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interfaces</presentation:footer-decl>
      <presentation:footer-decl presentation:name="ftr2">CMPTxxxx</presentation:footer-decl>
      <presentation:date-time-decl presentation:name="dtd1" presentation:source="fixed">13 Feb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Interface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13 Feb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 3: 15mins</text:p>
          </draw:text-box>
        </draw:frame>
        <draw:frame presentation:style-name="pr6" draw:id="id1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Evaluate</text:span> in C++: <text:span text:style-name="T2">“My apple” &lt; “MyPear”</text:span><text:span text:style-name="T3"><text:tab/></text:span><text:span text:style-name="T4">[2]</text:span></text:p>
              </text:list-item>
              <text:list-item>
                <text:p>Describe the <text:span text:style-name="T1">two</text:span> meanings of the <text:span text:style-name="T1">static</text:span> keyword in C++.<text:tab/><text:tab/><text:tab/><text:tab/><text:tab/><text:tab/><text:tab/><text:tab/><text:tab/><text:tab/><text:span text:style-name="T5"><text:tab/></text:span><text:span text:style-name="T4">[4]</text:span></text:p>
              </text:list-item>
              <text:list-item>
                <text:p>What is a <text:span text:style-name="T1">pure virtual</text:span> function in C++?<text:line-break/>How do you specify one in C++?<text:line-break/>Why might such a function be useful?<text:tab/><text:tab/><text:tab/><text:span text:style-name="T4">[4]</text:span></text:p>
              </text:list-item>
              <text:list-item>
                <text:p>Come up with a situation where class <text:span text:style-name="T1">inheritance</text:span> would be useful.<text:line-break/>Design a class hierarchy with a <text:span text:style-name="T1">superclass</text:span> and at least <text:span text:style-name="T1">two</text:span> subclasses.<text:line-break/>Sketch a <text:span text:style-name="T1">UML</text:span> diagram and basic C++ <text:span text:style-name="T1">code</text:span>. <text:span text:style-name="T4">[10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 3: answers #1-2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 text:id="id2"><text:span text:style-name="T1">Evaluate</text:span> in C++: <text:span text:style-name="T2">“My apple” &lt; “MyPear”</text:span><text:span text:style-name="T3"><text:tab/></text:span><text:span text:style-name="T4">[2]</text:span></text:p>
                <text:list>
                  <text:list-item>
                    <text:p text:id="id3"><text:span text:style-name="T1">True</text:span> (&lt;space&gt; is less than 'P')</text:p>
                  </text:list-item>
                </text:list>
              </text:list-item>
              <text:list-item>
                <text:p text:id="id4">Describe the <text:span text:style-name="T1">two</text:span> meanings of the <text:span text:style-name="T1">static</text:span> keyword in C++.<text:tab/><text:tab/><text:tab/><text:tab/><text:tab/><text:tab/><text:tab/><text:tab/><text:tab/><text:tab/><text:span text:style-name="T5"><text:tab/></text:span><text:span text:style-name="T4">[4]</text:span></text:p>
                <text:list>
                  <text:list-item>
                    <text:p text:id="id5">On <text:span text:style-name="T1">global</text:span> entities: <text:span text:style-name="T1">local binding</text:span>:<text:line-break/>scope is limited to current file</text:p>
                  </text:list-item>
                  <text:list-item>
                    <text:p text:id="id6">On<text:span text:style-name="T1"> local vars</text:span> inside functions:<text:line-break/><text:span text:style-name="T1">persistent storage</text:span>: variable retains its value across calls to the fun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 3: answers #3-4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 text:id="id7">What is a <text:span text:style-name="T1">pure virtual</text:span> function in C++?<text:tab/><text:tab/><text:span text:style-name="T4">[4]</text:span></text:p>
                <text:list>
                  <text:list-item>
                    <text:p text:id="id8">No <text:span text:style-name="T1">body</text:span> (<text:span text:style-name="T2">=0</text:span>), must be <text:span text:style-name="T1">overridden</text:span> by subclasses</text:p>
                  </text:list-item>
                  <text:list-item>
                    <text:p text:id="id9"><text:span text:style-name="T1">Superclass</text:span> container specifies that<text:line-break/><text:span text:style-name="T1">all instances</text:span> of any subclass must implement this method</text:p>
                  </text:list-item>
                </text:list>
              </text:list-item>
              <text:list-item>
                <text:p text:id="id10">Come up with a situation where class <text:span text:style-name="T1">inheritance</text:span> would be useful.<text:line-break/>Design a class hierarchy with a <text:span text:style-name="T1">superclass</text:span> and at least <text:span text:style-name="T1">two</text:span> subclasses.<text:line-break/>Sketch a <text:span text:style-name="T1">UML</text:span> diagram and basic C++ <text:span text:style-name="T1">code</text:span>. <text:span text:style-name="T4">[10]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Multiple inheritance (arity)</text:p>
          </draw:text-box>
        </draw:frame>
        <draw:frame presentation:style-name="pr9" draw:text-style-name="P5" draw:layer="layout" svg:width="25.199cm" svg:height="15.021cm" svg:x="1.4cm" svg:y="4.507cm" presentation:class="outline" presentation:user-transformed="true">
          <draw:text-box>
            <text:list text:style-name="L2">
              <text:list-item>
                <text:p text:style-name="P1">C++ allows a subclass to <text:span text:style-name="T1">inherit</text:span> from<text:line-break/><text:span text:style-name="T1">more</text:span> than one superclass:</text:p>
              </text:list-item>
            </text:list>
            <text:p text:style-name="P4"><text:span text:style-name="T6">class Horse { public void eat(); }</text:span></text:p>
            <text:p text:style-name="P4"><text:span text:style-name="T6">class Donkey { public void eat(); }</text:span></text:p>
            <text:p text:style-name="P4"><text:span text:style-name="T6">class Mule : public Horse, Donkey {} </text:span><text:span text:style-name="T7">// both!</text:span></text:p>
            <text:list text:continue-numbering="true" text:style-name="L2">
              <text:list-item>
                <text:p text:style-name="P1">How do <text:span text:style-name="T1">disambiguate</text:span> name collisions?</text:p>
              </text:list-item>
            </text:list>
            <text:p text:style-name="P4"><text:span text:style-name="T6">myMule.eat();</text:span><text:span text:style-name="T6"><text:tab/></text:span><text:span text:style-name="T6"><text:tab/></text:span><text:span text:style-name="T6">// which one?</text:span></text:p>
            <text:list text:continue-numbering="true" text:style-name="L2">
              <text:list-item>
                <text:list>
                  <text:list-item>
                    <text:p text:style-name="P1">Specify superclass name:</text:p>
                  </text:list-item>
                </text:list>
              </text:list-item>
            </text:list>
            <text:p text:style-name="P4"><text:span text:style-name="T6">myMule.Horse::eat();</text:span></text:p>
            <text:list text:continue-numbering="true" text:style-name="L2">
              <text:list-item>
                <text:p text:style-name="P1">C++, Python: <text:span text:style-name="T1">arity</text:span> is multiple.</text:p>
                <text:list>
                  <text:list-item>
                    <text:p>Java: arity is <text:span text:style-name="T1">single</text:span>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Review: abstract classes</text:p>
          </draw:text-box>
        </draw:frame>
        <draw:frame presentation:style-name="pr11" draw:text-style-name="P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Abstract</text:span> classes:</text:p>
                <text:list>
                  <text:list-item>
                    <text:p text:style-name="P1">Too <text:span text:style-name="T1">generic</text:span> to define a real object</text:p>
                    <text:list>
                      <text:list-item>
                        <text:p text:style-name="P1">e.g., <text:span text:style-name="T2">TwoDimensionalShape</text:span></text:p>
                      </text:list-item>
                    </text:list>
                  </text:list-item>
                  <text:list-item>
                    <text:p text:style-name="P1"><text:span text:style-name="T1">Not</text:span> intended to be directly instantiated</text:p>
                    <text:list>
                      <text:list-item>
                        <text:p text:style-name="P1"><text:span text:style-name="T2">abstract</text:span> classes have <text:span text:style-name="T1">pure virtual methods</text:span>:</text:p>
                        <text:list>
                          <text:list-item>
                            <text:p text:style-name="P1">No <text:span text:style-name="T1">body</text:span> defined; each <text:span text:style-name="T1">subclass</text:span> must implemen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Concrete</text:span> classes:</text:p>
                <text:list>
                  <text:list-item>
                    <text:p text:style-name="P1"><text:span text:style-name="T1">Subclass</text:span> of an abstract class, meant to be instantiated</text:p>
                    <text:list>
                      <text:list-item>
                        <text:p text:style-name="P1">e.g., <text:span text:style-name="T2">Square</text:span>, <text:span text:style-name="T2">Circle</text:span>, <text:span text:style-name="T2">Triang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10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6cm" presentation:class="title" presentation:user-transformed="true">
          <draw:text-box>
            <text:p text:style-name="P1">e.g.: TwoDimensionalShape</text:p>
          </draw:text-box>
        </draw:frame>
        <draw:frame presentation:style-name="pr11" draw:text-style-name="P5" draw:layer="layout" svg:width="25.199cm" svg:height="14.629cm" svg:x="1.4cm" svg:y="4.507cm" presentation:class="outline" presentation:user-transformed="true">
          <draw:text-box>
            <text:list text:style-name="L2">
              <text:list-item>
                <text:p text:style-name="P1">Abstract <text:span text:style-name="T1">superclass</text:span>: <text:span text:style-name="T8">TwoDimensionalShape</text:span></text:p>
                <text:list>
                  <text:list-item>
                    <text:p text:style-name="P1">Abstract <text:span text:style-name="T1">method</text:span>: <text:span text:style-name="T8">draw()</text:span></text:p>
                  </text:list-item>
                </text:list>
              </text:list-item>
            </text:list>
            <text:p text:style-name="P4"><text:span text:style-name="T9">class TwoDimensionalShape {</text:span></text:p>
            <text:p text:style-name="P7"><text:span text:style-name="T10">virtual void draw() = 0;</text:span><text:span text:style-name="T10"><text:tab/></text:span><text:span text:style-name="T10"><text:tab/></text:span><text:span text:style-name="T11">// pure virtual</text:span></text:p>
            <text:list text:continue-numbering="true" text:style-name="L2">
              <text:list-item>
                <text:p text:style-name="P1">Concrete <text:span text:style-name="T1">subclasses</text:span>: <text:span text:style-name="T8">Circle</text:span>, <text:span text:style-name="T8">Square</text:span>, <text:span text:style-name="T8">Triangle</text:span></text:p>
                <text:list>
                  <text:list-item>
                    <text:p text:style-name="P1">Each provide own <text:span text:style-name="T1">implementation</text:span> of <text:span text:style-name="T8">draw()</text:span></text:p>
                  </text:list-item>
                </text:list>
              </text:list-item>
            </text:list>
            <text:p text:style-name="P4"><text:span text:style-name="T9">class Circle : public TwoDimensionalShape {</text:span></text:p>
            <text:p text:style-name="P7"><text:span text:style-name="T10">virtual void draw() { drawCircle( x, y, r ); }</text:span></text:p>
            <text:p text:style-name="P4"><text:span text:style-name="T9">}</text:span></text:p>
            <text:p text:style-name="P4"><text:span text:style-name="T9">class Square : TwoDimensionalShape {</text:span></text:p>
            <text:p text:style-name="P7"><text:span text:style-name="T10">virtual void draw() { drawRect( x, y, w, h ); }</text:span></text:p>
            <text:p text:style-name="P4"><text:span text:style-name="T9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Interfaces (in Java)</text:p>
          </draw:text-box>
        </draw:frame>
        <draw:frame presentation:style-name="pr9" draw:text-style-name="P5" draw:layer="layout" svg:width="25.199cm" svg:height="14.727cm" svg:x="1.4cm" svg:y="4.507cm" presentation:class="outline" presentation:user-transformed="true">
          <draw:text-box>
            <text:list text:style-name="L2">
              <text:list-item>
                <text:p text:style-name="P1">An <text:span text:style-name="T1">interface</text:span> is a set of methods provided by a class (which may implement several interfaces)</text:p>
              </text:list-item>
              <text:list-item>
                <text:p text:style-name="P1">C++ doesn't have explicit interfaces, but</text:p>
              </text:list-item>
              <text:list-item>
                <text:p text:style-name="P1">In Java: define a <text:span text:style-name="T1">set</text:span> of abstract methods</text:p>
              </text:list-item>
            </text:list>
            <text:p text:style-name="P4"><text:span text:style-name="T9">public interface drawableShape {</text:span></text:p>
            <text:p text:style-name="P7"><text:span text:style-name="T10">public abstract void draw();</text:span></text:p>
            <text:p text:style-name="P7"><text:span text:style-name="T10">public abstract double area();</text:span></text:p>
            <text:p text:style-name="P4"><text:span text:style-name="T9">}</text:span></text:p>
            <text:list text:continue-numbering="true" text:style-name="L2">
              <text:list-item>
                <text:p text:style-name="P1">Classes <text:span text:style-name="T1">implement</text:span> these methods</text:p>
              </text:list-item>
            </text:list>
            <text:p text:style-name="P4"><text:span text:style-name="T9">public class Circle implements drawableShape {</text:span></text:p>
            <text:p text:style-name="P7"><text:span text:style-name="T10">public void draw() { drawOval( x, y, r, r ); }</text:span></text:p>
            <text:p text:style-name="P7"><text:span text:style-name="T10">public double area() { return 2 * Math.PI * r * r; 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0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Abstract classes vs. interfaces</text:p>
          </draw:text-box>
        </draw:frame>
        <draw:frame presentation:style-name="pr11" draw:text-style-name="P5" draw:layer="layout" svg:width="25.199cm" svg:height="14.482cm" svg:x="1.4cm" svg:y="4.507cm" presentation:class="outline" presentation:user-transformed="true">
          <draw:text-box>
            <text:list text:style-name="L2">
              <text:list-item>
                <text:p text:style-name="P1">Abstract <text:span text:style-name="T1">superclasses</text:span> declare <text:span text:style-name="T1">identity</text:span>:</text:p>
                <text:list>
                  <text:list-item>
                    <text:p text:style-name="P1">“<text:span text:style-name="T2">Circle</text:span> is <text:span text:style-name="T1">a</text:span> <text:span text:style-name="T1">kind</text:span> of <text:span text:style-name="T2">TwoDimensionalShape</text:span>”</text:p>
                  </text:list-item>
                  <text:list-item>
                    <text:p text:style-name="P1">Some languages do not allow<text:line-break/> <text:span text:style-name="T1">multiple inheritance</text:span></text:p>
                  </text:list-item>
                  <text:list-item>
                    <text:p text:style-name="P1">Inherit methods, attributes;</text:p>
                    <text:list>
                      <text:list-item>
                        <text:p>Get <text:span text:style-name="T2">protected</text:span> access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terfaces</text:span> declare <text:span text:style-name="T1">capability</text:span>:</text:p>
                <text:list>
                  <text:list-item>
                    <text:p text:style-name="P1">“<text:span text:style-name="T2">Circle</text:span><text:span text:style-name="T12">s</text:span> <text:span text:style-name="T1">know how</text:span> to be <text:span text:style-name="T2">drawableShape</text:span>s”</text:p>
                  </text:list-item>
                  <text:list-item>
                    <text:p text:style-name="P1">May implement <text:span text:style-name="T1">multiple</text:span> interfaces</text:p>
                  </text:list-item>
                  <text:list-item>
                    <text:p text:style-name="P1">Interfaces are not <text:span text:style-name="T1">ADT</text:span>s (abstract data type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0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15T12:24:22</meta:creation-date>
    <dc:date>2009-02-13T16:03:17</dc:date>
    <meta:editing-cycles>97</meta:editing-cycles>
    <meta:editing-duration>PT117H57M17S</meta:editing-duration>
    <meta:document-statistic meta:object-count="194"/>
    <meta:user-defined meta:name="Info 1"/>
    <meta:user-defined meta:name="Info 2"/>
    <meta:user-defined meta:name="Info 3"/>
    <meta:user-defined meta:name="Info 4"/>
  </office:meta>
</office:document-meta>
</file>